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700007B0D00005B70DB0A6A40.wmf"/>
  <manifest:file-entry manifest:media-type="" manifest:full-path="Pictures/2000000700003D680000378C0905031F.wmf"/>
  <manifest:file-entry manifest:media-type="" manifest:full-path="Pictures/20000007000050F100003D1F5573DD5B.wmf"/>
  <manifest:file-entry manifest:media-type="" manifest:full-path="Pictures/200000070000349E0000334671FEF241.wmf"/>
  <manifest:file-entry manifest:media-type="" manifest:full-path="Pictures/200000070000DFC30000DB9C6CC601D0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094cm" table:align="margins" style:writing-mode="lr-tb"/>
    </style:style>
    <style:style style:name="Table1.A" style:family="table-column">
      <style:table-column-properties style:column-width="3.191cm" style:rel-column-width="10951*"/>
    </style:style>
    <style:style style:name="Table1.B" style:family="table-column">
      <style:table-column-properties style:column-width="15.903cm" style:rel-column-width="54584*"/>
    </style:style>
    <style:style style:name="Table1.1" style:family="table-row">
      <style:table-row-properties style:min-row-height="1.483cm" style:keep-together="true"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979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3" style:family="table-row">
      <style:table-row-properties style:min-row-height="0.926cm" style:keep-together="true" fo:keep-together="auto"/>
    </style:style>
    <style:style style:name="Table1.4" style:family="table-row">
      <style:table-row-properties style:min-row-height="1.005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9.424cm" table:align="margins" style:writing-mode="lr-tb"/>
    </style:style>
    <style:style style:name="Table2.A" style:family="table-column">
      <style:table-column-properties style:column-width="4.683cm" style:rel-column-width="2655*"/>
    </style:style>
    <style:style style:name="Table2.B" style:family="table-column">
      <style:table-column-properties style:column-width="4.895cm" style:rel-column-width="2775*"/>
    </style:style>
    <style:style style:name="Table2.C" style:family="table-column">
      <style:table-column-properties style:column-width="4.789cm" style:rel-column-width="2715*"/>
    </style:style>
    <style:style style:name="Table2.D" style:family="table-column">
      <style:table-column-properties style:column-width="5.057cm" style:rel-column-width="2867*"/>
    </style:style>
    <style:style style:name="Table2.1" style:family="table-row">
      <style:table-row-properties style:min-row-height="0.609cm" style:keep-together="true" fo:keep-together="auto"/>
    </style:style>
    <style:style style:name="Table2.A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4.471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line-height="150%" style:snap-to-layout-grid="false"/>
      <style:text-properties fo:font-weight="bold" style:font-weight-asian="bold"/>
    </style:style>
    <style:style style:name="P6" style:family="paragraph" style:parent-style-name="Standard">
      <style:text-properties style:font-name="Arial Black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Black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 Black"/>
    </style:style>
    <style:style style:name="P9" style:family="paragraph" style:parent-style-name="Standard">
      <style:text-properties style:font-name="Bookman Old Style" fo:font-size="10pt" fo:font-weight="bold" style:font-size-asian="10pt" style:font-weight-asian="bold"/>
    </style:style>
    <style:style style:name="P10" style:family="paragraph" style:parent-style-name="Standard">
      <style:text-properties fo:language="zxx" fo:country="none" style:language-asian="zxx" style:country-asian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Baskerville Old Face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Baskerville Old Face" fo:font-weight="bold" style:font-weight-asian="bold"/>
    </style:style>
    <style:style style:name="P15" style:family="paragraph" style:parent-style-name="Standard"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15%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line-height="115%" fo:text-align="center" style:justify-single-word="false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 Black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1.311cm" fo:margin-right="0cm" fo:text-indent="-1.311cm" style:auto-text-indent="false"/>
      <style:text-properties fo:font-weight="bold" style:font-weight-asian="bold"/>
    </style:style>
    <style:style style:name="P24" style:family="paragraph" style:parent-style-name="List_20_Paragraph">
      <style:text-properties style:font-name="Arial Black"/>
    </style:style>
    <style:style style:name="P25" style:family="paragraph" style:parent-style-name="Standard">
      <style:text-properties fo:font-size="28pt" fo:font-weight="bold" style:font-size-asian="28pt" style:font-weight-asian="bold" style:font-size-complex="28pt"/>
    </style:style>
    <style:style style:name="P26" style:family="paragraph" style:parent-style-name="Standard">
      <style:paragraph-properties fo:text-align="center" style:justify-single-word="false"/>
      <style:text-properties style:font-name="Baskerville Old Face"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style:font-name="Baskerville Old Face"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Baskerville Old Face" fo:font-size="13pt" fo:font-weight="bold" style:font-size-asian="13pt" style:font-weight-asian="bold" style:font-size-complex="13pt"/>
    </style:style>
    <style:style style:name="P29" style:family="paragraph" style:parent-style-name="Standard">
      <style:paragraph-properties style:snap-to-layout-grid="false"/>
      <style:text-properties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1" style:family="paragraph" style:parent-style-name="Standard"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3" style:family="paragraph" style:parent-style-name="Standard" style:list-style-name="WW8Num1">
      <style:paragraph-properties fo:margin-left="1.27cm" fo:margin-right="0cm" fo:text-indent="-0.635cm" style:auto-text-indent="false"/>
    </style:style>
    <style:style style:name="P34" style:family="paragraph" style:parent-style-name="Standard" style:list-style-name="WW8Num1">
      <style:paragraph-properties fo:margin-left="1.27cm" fo:margin-right="0cm" fo:text-indent="-0.635cm" style:auto-text-indent="false"/>
      <style:text-properties style:font-name="Arial Black"/>
    </style:style>
    <style:style style:name="P35" style:family="paragraph" style:parent-style-name="Standard" style:list-style-name="WW8Num2">
      <style:paragraph-properties fo:margin-left="1.27cm" fo:margin-right="0cm" fo:text-indent="-0.635cm" style:auto-text-indent="false"/>
      <style:text-properties style:font-name="Baskerville Old Face" fo:font-size="11pt" fo:font-weight="bold" style:font-size-asian="11pt" style:font-weight-asian="bold" style:font-size-complex="11pt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>
      <style:paragraph-properties fo:margin-left="1.311cm" fo:margin-right="0cm" fo:text-indent="-1.311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1.311cm" fo:margin-right="0cm" fo:text-align="center" style:justify-single-word="false" fo:text-indent="-1.311cm" style:auto-text-indent="false"/>
      <style:text-properties style:font-name="Arial Black" fo:font-weight="bold" style:font-weight-asian="bold"/>
    </style:style>
    <style:style style:name="T1" style:family="text">
      <style:text-properties style:font-name="Arial Black"/>
    </style:style>
    <style:style style:name="T2" style:family="text">
      <style:text-properties style:font-name="Arial Black" fo:language="en" fo:country="AU"/>
    </style:style>
    <style:style style:name="T3" style:family="text">
      <style:text-properties fo:font-weight="bold" style:font-weight-asian="bold"/>
    </style:style>
    <style:style style:name="T4" style:family="text">
      <style:text-properties fo:font-size="28pt" fo:font-weight="bold" style:font-size-asian="28pt" style:font-weight-asian="bold" style:font-size-complex="28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style:font-name="Bookman Old Style" fo:font-size="10pt" fo:font-weight="bold" style:font-size-asian="10pt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font-name="Baskerville Old Face" fo:language="en" fo:country="AU" fo:font-weight="bold" style:font-weight-asian="bold"/>
    </style:style>
    <style:style style:name="T9" style:family="text">
      <style:text-properties style:text-position="super 58%" fo:font-weight="bold" style:font-weight-asian="bold"/>
    </style:style>
    <style:style style:name="T10" style:family="text">
      <style:text-properties fo:color="#000000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4cm" fo:padding-right="0.254cm" fo:padding-top="0.127cm" fo:padding-bottom="0.127cm" fo:border="0.035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4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2" draw:name="Frame2" text:anchor-type="char" svg:x="8.7cm" svg:y="0.339cm" svg:width="10.478cm" svg:height="4.763cm" draw:z-index="3"><draw:text-box><text:p text:style-name="P25">Australian Transport Accreditation Group</text:p><text:p text:style-name="P1"/><text:p text:style-name="Standard"><text:span text:style-name="T4">Newsletter</text:span> <text:s/><text:span text:style-name="T5">(Nov 2008)</text:span></text:p></draw:text-box></draw:frame><draw:frame draw:style-name="fr5" draw:name="graphics1" text:anchor-type="as-char" svg:width="5.53cm" svg:height="5.399cm" draw:z-index="0"><draw:image xlink:href="Pictures/200000070000349E0000334671FEF241.wmf" xlink:type="simple" xlink:show="embed" xlink:actuate="onLoad"/></draw:frame></text:p>
      <text:p text:style-name="Standard"><draw:frame draw:style-name="fr1" draw:name="Frame1" text:anchor-type="char" svg:x="4.255cm" svg:y="0.062cm" svg:width="14.94cm" svg:height="11.141cm" draw:z-index="9"><draw:text-box><text:list xml:id="list370866003" text:style-name="WW8Num1"><text:list-item><text:p text:style-name="P33"><text:span text:style-name="T1">Are you managing to keep yourself up to date with the changes in Fatigue management laws and driving hours?</text:span></text:p></text:list-item></text:list><text:p text:style-name="P6"/><text:list xml:id="list1246661024" text:continue-numbering="true" text:style-name="WW8Num1"><text:list-item><text:p text:style-name="P34">Are you maintaining compliance with your current accreditation systems?</text:p></text:list-item></text:list><text:p text:style-name="P6"/><text:list xml:id="list1115192401" text:continue-numbering="true" text:style-name="WW8Num1"><text:list-item><text:p text:style-name="P34">Should you be considering joining Trucksafe, NHVAS Maintenance Management, NHVAS Mass Management, NHVAS Fatigue Management or perhaps the Western Australia Heavy Vehicle Accreditation Scheme?</text:p></text:list-item></text:list><text:p text:style-name="P24"/><text:list xml:id="list58288601" text:continue-numbering="true" text:style-name="WW8Num1"><text:list-item><text:p text:style-name="P33"><text:span text:style-name="T1">Are you covering yourself for Risk</text:span><text:span text:style-name="T2"> Minimisation</text:span><text:span text:style-name="T1"> and chain of responsibility by having written procedures and instructions for your drivers and employees?</text:span></text:p></text:list-item></text:list><text:p text:style-name="P24"/><text:p text:style-name="P21">If all this sounds too difficult and a bit frightening perhaps you should talk to us.</text:p><text:p text:style-name="P21"/><text:p text:style-name="P21">We can help you with training, implementation and auditing of all the schemes mentioned above.</text:p><text:p text:style-name="Standard"/><text:p text:style-name="Standard"/><text:p text:style-name="Standard"/></draw:text-box></draw:frame></text:p>
      <text:p text:style-name="Standard"/>
      <text:p text:style-name="Standard"/>
      <text:p text:style-name="P10"><draw:frame draw:style-name="fr2" draw:name="Frame3" text:anchor-type="char" svg:x="0.127cm" svg:y="0.243cm" svg:width="3.81cm" svg:height="17.764cm" draw:z-index="4"><draw:text-box><text:p text:style-name="Standard"/><text:p text:style-name="Standard"><draw:frame draw:style-name="fr5" draw:name="graphics2" text:anchor-type="as-char" svg:width="3.574cm" svg:height="2.674cm" draw:z-index="5"><draw:image xlink:href="Pictures/2000000700007B0D00005B70DB0A6A40.wmf" xlink:type="simple" xlink:show="embed" xlink:actuate="onLoad"/></draw:frame></text:p><text:p text:style-name="Standard"/><text:p text:style-name="Standard"/><text:p text:style-name="Standard"/><text:p text:style-name="Standard"><draw:frame draw:style-name="fr5" draw:name="graphics3" text:anchor-type="as-char" svg:width="3.588cm" svg:height="3.521cm" draw:z-index="6"><draw:image xlink:href="Pictures/200000070000DFC30000DB9C6CC601D0.wmf" xlink:type="simple" xlink:show="embed" xlink:actuate="onLoad"/></draw:frame></text:p><text:p text:style-name="P9"/><text:p text:style-name="P9"/><text:p text:style-name="Standard"><text:span text:style-name="T6"><text:s text:c="2"/></text:span><text:span text:style-name="T6"><draw:frame draw:style-name="fr5" draw:name="graphics4" text:anchor-type="as-char" svg:width="3.307cm" svg:height="2.489cm" draw:z-index="7"><draw:image xlink:href="Pictures/20000007000050F100003D1F5573DD5B.wmf" xlink:type="simple" xlink:show="embed" xlink:actuate="onLoad"/></draw:frame></text:span></text:p><text:p text:style-name="P9"/><text:p text:style-name="P9"/><text:p text:style-name="P9"/><text:p text:style-name="Standard"><draw:frame draw:style-name="fr5" draw:name="graphics5" text:anchor-type="as-char" svg:width="3.567cm" svg:height="3.214cm" draw:z-index="8"><draw:image xlink:href="Pictures/2000000700003D680000378C0905031F.wmf" xlink:type="simple" xlink:show="embed" xlink:actuate="onLoad"/></draw:frame></text:p></draw:text-box></draw:frame></text:p>
      <text:p text:style-name="Standard"/>
      <text:p text:style-name="Standard"><draw:frame draw:style-name="fr3" draw:name="Frame4" text:anchor-type="char" svg:x="11.894cm" svg:y="8.879cm" svg:width="7.295cm" svg:height="10.657cm" draw:z-index="11"><draw:text-box><text:p text:style-name="P28">Don’t be misled by imposters!!</text:p><text:p text:style-name="P14"/><text:p text:style-name="P27">Australian Transport Accreditation Group consists of four members only.</text:p><text:p text:style-name="P13"/><text:list xml:id="list1478473081" text:style-name="WW8Num2"><text:list-item><text:p text:style-name="P35">Royston Whybird</text:p></text:list-item><text:list-item><text:p text:style-name="P35">Stuart Williams</text:p></text:list-item><text:list-item><text:p text:style-name="P35">Bruce Johnston</text:p></text:list-item><text:list-item><text:p text:style-name="P35">David Machin</text:p></text:list-item></text:list><text:p text:style-name="P13"/><text:p text:style-name="P27">It will only ever be one of us who contacts you in regards to your accreditation programs.</text:p><text:p text:style-name="P14"/><text:p text:style-name="P14"/><text:p text:style-name="P27">If you are contacted by another auditor they are NOT a part of our team.</text:p><text:p text:style-name="Standard"/><text:p text:style-name="Standard"/><text:p text:style-name="Standard"/><text:p text:style-name="Standard"/></draw:text-box></draw:frame><draw:frame draw:style-name="fr3" draw:name="Frame5" text:anchor-type="char" svg:x="4.242cm" svg:y="8.879cm" svg:width="7.412cm" svg:height="10.684cm" draw:z-index="10"><draw:text-box><text:p text:style-name="P28">We welcome David Machin to ATAG.</text:p><text:p text:style-name="P14"/><text:p text:style-name="P27">David comes to us with 12 years experience working in the petroleum industry providing risk, environmental and OH&amp;S advice across Qld, NT and Northern New South Wales.</text:p><text:p text:style-name="P27"/><text:p text:style-name="P32"><text:span text:style-name="T8">David has had extensive experience conducting compliance audits on petroleum installations</text:span><text:span text:style-name="T8">, including manufacturing sites, service stations, depot and terminal operations.</text:span></text:p><text:p text:style-name="P14"/><text:p text:style-name="P27">We know that David’s experience will be of benefit to you as operators.</text:p></draw:text-box></draw:frame></text:p>
      <text:p text:style-name="P22"/>
      <text:p text:style-name="P10"><draw:frame draw:style-name="fr4" draw:name="Frame6" text:anchor-type="paragraph" svg:x="-0.086cm" svg:y="0.848cm" svg:width="19.094cm" draw:z-index="1"><draw:text-box fo:min-height="0.37cm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6">Are you confused about the new Fatigue Laws?</text:p><text:p text:style-name="P20"><text:span text:style-name="T7">This is a simple summary of the changes you may need to make.</text:span> </text:p></table:table-cell><table:covered-table-cell/></table:table-row><table:table-row table:style-name="Table1.2"><table:table-cell table:style-name="Table1.A2" office:value-type="string"><text:p text:style-name="P17">By</text:p></table:table-cell><table:table-cell table:style-name="Table1.B2" office:value-type="string"><text:p text:style-name="P17">You Must</text:p></table:table-cell></table:table-row><table:table-row table:style-name="Table1.3"><table:table-cell table:style-name="Table1.A2" office:value-type="string"><text:p text:style-name="P19"><text:span text:style-name="T3">29</text:span><text:span text:style-name="T9">th</text:span><text:span text:style-name="T3">. Dec. 2008</text:span></text:p></table:table-cell><table:table-cell table:style-name="Table1.B2" office:value-type="string"><text:p text:style-name="P4">You must have changed from the old log book to the New Work Diary.</text:p></table:table-cell></table:table-row><table:table-row table:style-name="Table1.4"><table:table-cell table:style-name="Table1.A4" office:value-type="string"><text:p text:style-name="P19"><text:span text:style-name="T3">29</text:span><text:span text:style-name="T9">th</text:span><text:span text:style-name="T3"> Mar. 2009</text:span></text:p></table:table-cell><table:table-cell table:style-name="Table1.B4" office:value-type="string"><text:p text:style-name="P5">You <text:s/>must be operating to the new Work/Rest hour limits </text:p><text:p text:style-name="P23">Ie: <text:s text:c="2"/>1. <text:s/>Standard Hours <text:s/>(if you currently use 12 driving + 2 work hrs you will be reduced to a total of 12 hrs (combined driving/work) unless you become accredited under Basic Fatigue Management (BFM) prior to this date.</text:p><text:p text:style-name="P23"/><text:p text:style-name="P23"><text:s text:c="7"/>2. <text:s/>If you currently operate under TFMS (14 driving hours) you must change to the new BFM hours.</text:p><text:p text:style-name="P23"/><text:p text:style-name="P23"><text:s text:c="7"/>3. <text:s/>If you operate into Victoria under TFMS you should become accredited in BFM.</text:p><text:p text:style-name="P23"/></table:table-cell></table:table-row><table:table-row table:style-name="Table1.4"><table:table-cell table:style-name="Table1.A4" office:value-type="string"><text:p text:style-name="P19"><text:span text:style-name="T3">29</text:span><text:span text:style-name="T9">th</text:span><text:span text:style-name="T3">. Sept 2009</text:span></text:p></table:table-cell><table:table-cell table:style-name="Table1.B4" office:value-type="string"><text:p text:style-name="P4">If you currently operate under TFMS hours you will need to become accredited under Basic Fatigue Management or Advanced Fatigue Management or be reduced to Standard hours (12 hours total). <text:s/></text:p></table:table-cell></table:table-row></table:table></draw:text-box></draw:frame><draw:frame draw:style-name="fr4" draw:name="Frame7" text:anchor-type="paragraph" svg:x="-0.325cm" svg:y="19.607cm" svg:width="19.424cm" draw:z-index="2"><draw:text-box fo:min-height="6.105cm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table:number-columns-spanned="4" office:value-type="string"><text:p text:style-name="P7">You can contact us</text:p></table:table-cell><table:covered-table-cell/><table:covered-table-cell/><table:covered-table-cell/></table:table-row><table:table-row table:style-name="Table2.2"><table:table-cell table:style-name="Table2.A2" office:value-type="string"><text:p text:style-name="P3">Shirston Pty. Ltd.</text:p><text:p text:style-name="P11"/><text:p text:style-name="P11"/><text:p text:style-name="P2">ROYSTON WHYBIRD</text:p><text:p text:style-name="P2"/><text:p text:style-name="P2">Ph: 0417 623471</text:p><text:p text:style-name="P11"/><text:p text:style-name="P11"><text:a xlink:type="simple" xlink:href="mailto:shirston@bigpond.net.au"><text:span text:style-name="Internet_20_link"><text:span text:style-name="T10">shirston@bigpond.net.au</text:span></text:span></text:a></text:p><text:p text:style-name="P11"/></table:table-cell><table:table-cell table:style-name="Table2.A2" office:value-type="string"><text:p text:style-name="P3">S.W. Consulting</text:p><text:p text:style-name="P11"/><text:p text:style-name="P11"/><text:p text:style-name="P2">STUART </text:p><text:p text:style-name="P2">WILLIAMS</text:p><text:p text:style-name="P2"/><text:p text:style-name="P2">Ph: 0419 774390</text:p><text:p text:style-name="P11"/><text:p text:style-name="P11"><text:a xlink:type="simple" xlink:href="mailto:ssplumb@squirrel.com.au"><text:span text:style-name="Internet_20_link"><text:span text:style-name="T10">ssplumb@squirrel.com.au</text:span></text:span></text:a></text:p><text:p text:style-name="P11"/></table:table-cell><table:table-cell table:style-name="Table2.A2" office:value-type="string"><text:p text:style-name="P3">Ascon Transport Consultants</text:p><text:p text:style-name="P11"/><text:p text:style-name="P2">BRUCE </text:p><text:p text:style-name="P2">JOHNSTON</text:p><text:p text:style-name="P2"/><text:p text:style-name="P2">Ph: 0429 452192</text:p><text:p text:style-name="P11"/><text:p text:style-name="P11"><text:a xlink:type="simple" xlink:href="mailto:ascontrans@bigpond.com"><text:span text:style-name="Internet_20_link"><text:span text:style-name="T10">ascontrans@bigpond.com</text:span></text:span></text:a></text:p><text:p text:style-name="P11"/></table:table-cell><table:table-cell table:style-name="Table2.D2" office:value-type="string"><text:p text:style-name="P12"><text:span text:style-name="T3">Petra Pacific Consulting Pty. Ltd</text:span>.</text:p><text:p text:style-name="P11"/><text:p text:style-name="P2">DAVID </text:p><text:p text:style-name="P2">MACHIN</text:p><text:p text:style-name="P2"/><text:p text:style-name="P2">Ph: 0409 020431</text:p><text:p text:style-name="P11"/><text:p text:style-name="P11"><text:a xlink:type="simple" xlink:href="mailto:david@petrapacific.com.au"><text:span text:style-name="Internet_20_link"><text:span text:style-name="T10">david@petrapacific.com.au</text:span></text:span></text:a></text:p><text:p text:style-name="P11"/></table:table-cell></table:table-row></table:table></draw:text-box></draw:frame><draw:frame draw:style-name="fr3" draw:name="Frame8" text:anchor-type="char" svg:x="-0.118cm" svg:y="14.614cm" svg:width="19.181cm" svg:height="4.311cm" draw:z-index="13"><draw:text-box><text:p text:style-name="P15">Please give one of us a call if we can help to answer any of your questions.</text:p><text:p text:style-name="P15"/><text:p text:style-name="P15">Remember that our advice is FREE <text:s text:c="4"/>- <text:s text:c="5"/>Lack of it could be expensive.</text:p><text:p text:style-name="P15"/><text:p text:style-name="P15">If you need to become accredited in either BFM or AFM we suggest that you get in early and beat the last minute rush.</text:p><text:p text:style-name="P18"/><text:p text:style-name="Standard"/></draw:text-box></draw:frame><draw:frame draw:style-name="fr3" draw:name="Frame9" text:anchor-type="char" svg:x="-0.118cm" svg:y="12.047cm" svg:width="19.181cm" svg:height="1.744cm" draw:z-index="12"><draw:text-box><text:p text:style-name="P38">We have attached a copy of Qld Transports Standard, BFM &amp; AFM operating hours which explains the new work and rest limits.</text:p><text:p text:style-name="P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501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Bruce Johnston</meta:initial-creator>
    <meta:creation-date>2008-11-02T19:38:00</meta:creation-date>
    <dc:date>2009-08-10T20:23:16</dc:date>
    <meta:print-date>2008-11-03T17:54:00</meta:print-date>
    <meta:editing-cycles>6</meta:editing-cycles>
    <meta:editing-duration>PT03H21M21S</meta:editing-duration>
    <meta:generator>OpenOffice.org/3.0$Unix OpenOffice.org_project/300m15$Build-9379</meta:generator>
    <meta:document-statistic meta:table-count="2" meta:image-count="5" meta:object-count="0" meta:page-count="2" meta:paragraph-count="62" meta:word-count="515" meta:character-count="3132"/>
  </office:meta>
</office:document-meta>
</file>